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Pictures/10000201000002D00000009A1581832D90A872CE.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style:tab-stops>
          <style:tab-stop style:position="4.5in"/>
        </style:tab-stops>
      </style:paragraph-properties>
    </style:style>
    <style:style style:name="P2" style:family="paragraph" style:parent-style-name="Standard">
      <style:paragraph-properties fo:text-align="end" style:justify-single-word="false">
        <style:tab-stops>
          <style:tab-stop style:position="4.5in"/>
        </style:tab-stops>
      </style:paragraph-properties>
    </style:style>
    <style:style style:name="P3" style:family="paragraph" style:parent-style-name="Standard">
      <style:paragraph-properties>
        <style:tab-stops>
          <style:tab-stop style:position="4.5in"/>
        </style:tab-stops>
      </style:paragraph-properties>
      <style:text-properties fo:font-weight="bold" style:font-weight-asian="bold"/>
    </style:style>
    <style:style style:name="P4" style:family="paragraph" style:parent-style-name="Standard">
      <style:paragraph-properties>
        <style:tab-stops>
          <style:tab-stop style:position="2.5in"/>
          <style:tab-stop style:position="4.5in"/>
        </style:tab-stops>
      </style:paragraph-properties>
    </style:style>
    <style:style style:name="P5" style:family="paragraph" style:parent-style-name="Heading_20_3">
      <style:paragraph-properties fo:margin-left="0.5in" fo:margin-right="0in" fo:text-indent="0in" style:auto-text-indent="false"/>
    </style:style>
    <style:style style:name="P6" style:family="paragraph" style:parent-style-name="Heading_20_3" style:master-page-name="Standard">
      <style:paragraph-properties style:page-number="1"/>
    </style:style>
    <style:style style:name="T1" style:family="text">
      <style:text-properties fo:font-size="12pt" fo:font-weight="bold" style:font-size-asian="12pt" style:font-weight-asian="bold" style:font-size-complex="12pt"/>
    </style:style>
    <style:style style:name="T2" style:family="text">
      <style:text-properties fo:font-size="12pt" style:font-size-asian="12pt" style:font-size-complex="12pt"/>
    </style:style>
    <style:style style:name="T3" style:family="text">
      <style:text-properties fo:color="#000000" fo:font-size="11pt" style:font-size-asian="11pt" style:font-size-complex="11pt"/>
    </style:style>
    <style:style style:name="T4" style:family="text">
      <style:text-properties fo:font-weight="bold" style:font-weight-asian="bold"/>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_aoi95p5ro5dz"/><text:span text:style-name="T1">PART 1:</text:span><text:span text:style-name="T2"> TRUE/FALSE Directions: Read each statement below carefully. Place a T on the line if you think a statement it TRUE. Place an F on the line if you think the statement is FALSE. </text:span></text:p>
      <text:p text:style-name="P5"><text:bookmark text:name="_kbn6cbutcq41"/><text:span text:style-name="T3">____ 1. Defining Digital Services is pretty straightforward and simple; Digital Services simply means IT and software.</text:span></text:p>
      <text:p text:style-name="P5"><text:bookmark text:name="_ahawv1akmmdl"/><text:span text:style-name="T3">____ 2. The security layer in Digital Services is the most important one out of the five given that it ensures that access is only allowed to those who merit it.</text:span></text:p>
      <text:p text:style-name="P5"><text:bookmark text:name="_vheyo6owqnyg"/><text:span text:style-name="T3">____ 3. Agile and waterfall are both modern delivery methodologies, and their implementation depends on what the work is, both are equally valued in the tech space.</text:span></text:p>
      <text:p text:style-name="P5"><text:bookmark text:name="_ewgg9hdd4pzv"/><text:span text:style-name="T3">____ 4. The layers of Digital Services are: information, presentation, platform and delivery methodology.</text:span></text:p>
      <text:p text:style-name="P5"><text:bookmark text:name="_1256d7a9inix"/><text:span text:style-name="T3">____ 5. Digital Services are only delivered to internal customers, what they provide to external customers isn’t covered by Digital Services.</text:span></text:p>
      <text:p text:style-name="Standard"/>
      <text:p text:style-name="Heading_20_3"><text:bookmark text:name="_59pydoudlyrz"/><text:span text:style-name="T1">PART 2:</text:span><text:span text:style-name="T2"> Think of your day to day interactions with technology, choose a digital service that you use and: (1) explain what the service is, (2) why it qualifies as a digital service, and (3) what are its most well known competit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style:tab-stops>
          <style:tab-stop style:position="4.5in"/>
        </style:tab-stops>
      </style:paragraph-properties>
    </style:style>
    <style:style style:name="MP2" style:family="paragraph" style:parent-style-name="Standard">
      <style:paragraph-properties fo:text-align="end" style:justify-single-word="false">
        <style:tab-stops>
          <style:tab-stop style:position="4.5in"/>
        </style:tab-stops>
      </style:paragraph-properties>
    </style:style>
    <style:style style:name="MP3" style:family="paragraph" style:parent-style-name="Standard">
      <style:paragraph-properties>
        <style:tab-stops>
          <style:tab-stop style:position="4.5in"/>
        </style:tab-stops>
      </style:paragraph-properties>
      <style:text-properties fo:font-weight="bold" style:font-weight-asian="bold"/>
    </style:style>
    <style:style style:name="MP4" style:family="paragraph" style:parent-style-name="Standard">
      <style:paragraph-properties>
        <style:tab-stops>
          <style:tab-stop style:position="2.5in"/>
          <style:tab-stop style:position="4.5in"/>
        </style:tab-stops>
      </style:paragraph-properties>
    </style:style>
    <style:style style:name="MT1" style:family="text">
      <style:text-properties fo:font-weight="bold" style:font-weight-asian="bold"/>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
        <text:p text:style-name="MP2"><draw:frame draw:style-name="Mfr1" draw:name="image1.png" text:anchor-type="as-char" svg:width="1.1035in" svg:height="0.2362in" draw:z-index="0"><draw:image xlink:href="Pictures/10000201000002D00000009A1581832D90A872CE.png" xlink:type="simple" xlink:show="embed" xlink:actuate="onLoad" loext:mime-type="image/png"/><svg:desc>CivicActionsEmpowered_big_single.png</svg:desc></draw:frame></text:p>
        <text:p text:style-name="MP3"/>
        <text:p text:style-name="MP1"><text:span text:style-name="MT1">Quiz #1</text:span></text:p>
        <text:p text:style-name="MP1"><text:span text:style-name="MT1">Name:</text:span> ___________________________________<text:tab/><text:span text:style-name="MT1">Group:</text:span> _________________</text:p>
        <text:p text:style-name="MP4"><text:span text:style-name="MT1">Date:</text:span> _________________</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1" meta:word-count="195" meta:character-count="1200" meta:non-whitespace-character-count="1014"/>
    <meta:generator>LibreOfficeDev/6.0.5.2$Linux_X86_64 LibreOffice_project/</meta:generator>
  </office:meta>
</office:document-meta>
</file>